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ConverterTests.toMessageWithPayloadAndMutabl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essageConverterTests.toMessageWithPayloadAnd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